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e34ad" officeooo:paragraph-rsid="000e34ad"/>
    </style:style>
    <style:style style:name="P2" style:family="paragraph" style:parent-style-name="Text_20_body" style:list-style-name="L1">
      <style:paragraph-properties fo:text-align="justify" style:justify-single-word="false"/>
      <style:text-properties fo:language="ru" fo:country="RU" officeooo:rsid="000e34ad" officeooo:paragraph-rsid="000e34ad"/>
    </style:style>
    <style:style style:name="P3" style:family="paragraph" style:parent-style-name="Title">
      <style:text-properties fo:language="en" fo:country="US" officeooo:rsid="000e34ad" officeooo:paragraph-rsid="000e34ad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roLink Usecases</text:p>
      <text:p text:style-name="P1"/>
      <text:list xml:id="list3144841306234956100" text:style-name="L1">
        <text:list-item>
          <text:p text:style-name="P2">Акройогин регистрируется через мобильное приложение, создает свой профиль, в котором добавляет личную информацию: имя, фамилию, дату рождения (по желанию), … Выбирает свою роль: студент, учитель, организатор.</text:p>
        </text:list-item>
        <text:list-item>
          <text:p text:style-name="P2">Учитель может создавать тренировки. Он указывает время и место тренировки, выбирает упражнения, которые будут отрабатываться во время занятия. Каждой тренировке автоматически присваивается уникальный <text:span text:style-name="T1">QR-</text:span>код.</text:p>
        </text:list-item>
        <text:list-item>
          <text:p text:style-name="P2">Студент находит тренировку (например по имени учителя или по месту проведения) и подписывается на нее. Он может установить уведомление, чтобы не пропустить тренировку.</text:p>
        </text:list-item>
        <text:list-item>
          <text:p text:style-name="P2">Студент приходит на тренировку и регистрируется с помощью смартфона, считывая <text:span text:style-name="T1">QR-</text:span>код.</text:p>
        </text:list-item>
        <text:list-item>
          <text:p text:style-name="P2">Учитель после занятия оценивает каждого студента по упражнениям, которые он выполнял. Оценки могут быть по пятибальной шкале (от 1 до 5) или можно придумать другую шкалу оценок. На основе этих оценок рассчитывается общий рейтинг студента, который отображается в его личном профиле. Таким образом, у студента появляется мотивация ходить на тренировки и зарабатывать высокие баллы, чтобы его рейтинг рос. Из статистики посещения учениками тренировок автоматически формируется рейтинг учителя. Чем выше рейтинг, тем ближе учитель в результатах поиска.</text:p>
        </text:list-item>
        <text:list-item>
          <text:p text:style-name="P2">Организатор может создавать события. Событию назначается место и время, бейдж и награды. Каждой встрече автоматически присваивается уникальный <text:span text:style-name="T1">QR-</text:span>код.</text:p>
        </text:list-item>
        <text:list-item>
          <text:p text:style-name="P2">Участник (студент или учитель) регистрируется на событии, сканируя <text:span text:style-name="T1">QR-</text:span>код своим мобильным устройством. Ему тут же выдается бейдж участника. После окончания события Организатор может выдать награды участникам.</text:p>
        </text:list-item>
        <text:list-item>
          <text:p text:style-name="P2">Любой акройогин можат выбрать другого акройогина как своего бейса, флаера или споттера. Таким образом, формируются социальные связи внутри программы. Эти связи отображаются в профиле пользователя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21:03:25.011000000</meta:creation-date>
    <dc:date>2017-04-09T21:18:14.568000000</dc:date>
    <meta:editing-duration>PT14M52S</meta:editing-duration>
    <meta:editing-cycles>1</meta:editing-cycles>
    <meta:document-statistic meta:table-count="0" meta:image-count="0" meta:object-count="0" meta:page-count="1" meta:paragraph-count="10" meta:word-count="240" meta:character-count="1804" meta:non-whitespace-character-count="1582"/>
    <meta:generator>LibreOffice/5.1.2.2$Windows_x86 LibreOffice_project/d3bf12ecb743fc0d20e0be0c58ca359301eb705f</meta:generator>
  </office:meta>
</office:document-meta>
</file>